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2a7d" officeooo:paragraph-rsid="00072a7d"/>
    </style:style>
    <style:style style:name="P2" style:family="paragraph" style:parent-style-name="Standard">
      <style:text-properties officeooo:rsid="00073dc5" officeooo:paragraph-rsid="00073dc5"/>
    </style:style>
    <style:style style:name="P3" style:family="paragraph" style:parent-style-name="Standard">
      <style:text-properties style:font-name="Courier New" officeooo:rsid="00072a7d" officeooo:paragraph-rsid="00072a7d"/>
    </style:style>
    <style:style style:name="P4" style:family="paragraph" style:parent-style-name="Standard">
      <style:text-properties style:font-name="Courier New" officeooo:rsid="00072a7d" officeooo:paragraph-rsid="000b7813"/>
    </style:style>
    <style:style style:name="T1" style:family="text">
      <style:text-properties officeooo:rsid="00073dc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b7813" style:font-weight-asian="normal" style:font-weight-complex="normal"/>
    </style:style>
    <style:style style:name="T5" style:family="text">
      <style:text-properties officeooo:rsid="000b7813"/>
    </style:style>
    <style:style style:name="T6" style:family="text">
      <style:text-properties fo:font-variant="normal" fo:text-transform="none" fo:color="#111111" style:font-name="Helvetica Neue" fo:font-size="9.75pt" fo:letter-spacing="normal" fo:font-style="normal" fo:font-weight="normal" loext:padding="0in" loext:border="none"/>
    </style:style>
    <style:style style:name="T7" style:family="text">
      <style:text-properties fo:font-variant="normal" fo:text-transform="none" fo:color="#111111" fo:letter-spacing="normal" loext:padding="0in" loext:border="none"/>
    </style:style>
    <style:style style:name="T8" style:family="text">
      <style:text-properties fo:font-variant="normal" fo:text-transform="none" fo:color="#111111" fo:letter-spacing="normal" fo:font-style="normal" fo:font-weight="normal" loext:padding="0in" loext:border="none"/>
    </style:style>
    <style:style style:name="T9" style:family="text">
      <style:text-properties fo:font-variant="normal" fo:text-transform="none" fo:color="#111111" fo:font-size="9.75pt" fo:letter-spacing="normal" fo:font-style="normal" fo:font-weight="normal" loext:padding="0in" loext:border="none"/>
    </style:style>
    <style:style style:name="T10" style:family="text">
      <style:text-properties fo:font-variant="normal" fo:text-transform="none" fo:color="#111111" style:font-name="Times New Roman" fo:font-size="12pt" fo:letter-spacing="normal" fo:font-style="normal" fo:font-weight="normal" style:font-size-asian="12pt" style:font-size-complex="12pt" loext:padding="0in" loext:border="none"/>
    </style:style>
    <style:style style:name="T11" style:family="text">
      <style:text-properties fo:font-variant="normal" fo:text-transform="none" fo:color="#111111" style:font-name="Times New Roman" fo:font-size="12pt" fo:letter-spacing="normal" style:font-size-asian="12pt" style:font-size-complex="12pt" loext:padding="0in" loext:border="none"/>
    </style:style>
    <style:style style:name="T12" style:family="text">
      <style:text-properties style:font-name="Times New Roman" fo:font-size="12pt" style:font-size-asian="12pt" style:font-size-complex="12pt"/>
    </style:style>
    <style:style style:name="T13" style:family="text">
      <style:text-properties style:font-name="Times New Roman" fo:font-size="12pt" officeooo:rsid="000d5a26" style:font-size-asian="12pt" style:font-size-complex="12pt"/>
    </style:style>
    <style:style style:name="T14" style:family="text">
      <style:text-properties officeooo:rsid="000d5a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than Nard <text:span text:style-name="T14">[ </text:span><text:span text:style-name="T10">UID: nnard2 <text:s/>UIN: 671610717</text:span><text:span text:style-name="T12"> </text:span><text:span text:style-name="T13">]</text:span></text:p>
      <text:p text:style-name="P1">Assignment 11</text:p>
      <text:p text:style-name="P1">CSC 385</text:p>
      <text:p text:style-name="P1"/>
      <text:p text:style-name="P1"><text:span text:style-name="T2">Part 1)</text:span> <text:s/>Summing the ASCII/Unicode integer values for strings would yield numerous collisions in the resulting hashes. <text:s/>Example: Cat = MAIA = 280 when using ASCII decimal values. <text:s/>A good hash function should have minimal collisions, this proposed hash function fails that criterion.</text:p>
      <text:p text:style-name="P1"/>
      <text:p text:style-name="P1"><text:span text:style-name="T2">Part 2.1)</text:span> <text:s/><text:span text:style-name="T1">Since the load factor is 0.75, and the array size is 13, there is no resizing done when using separate chaining hashing (8/13 = 0.62). <text:s/>The following array can be generated using the HashMap class from the course source code:</text:span></text:p>
      <text:p text:style-name="P3">0: </text:p>
      <text:p text:style-name="P3">1: </text:p>
      <text:p text:style-name="P3">2: Chargers</text:p>
      <text:p text:style-name="P3">3: </text:p>
      <text:p text:style-name="P3">4: Saints</text:p>
      <text:p text:style-name="P3">5: 49ers --&gt; Texans</text:p>
      <text:p text:style-name="P3">6: </text:p>
      <text:p text:style-name="P3">7: Steelers</text:p>
      <text:p text:style-name="P3">8: </text:p>
      <text:p text:style-name="P3">9: </text:p>
      <text:p text:style-name="P3">10: Giants --&gt; Packers --&gt; Patriots</text:p>
      <text:p text:style-name="P3">11: </text:p>
      <text:p text:style-name="P3">12: </text:p>
      <text:p text:style-name="P1"/>
      <text:p text:style-name="P2"><text:span text:style-name="T2">Part 2.2) </text:span><text:s/><text:span text:style-name="T4">Again, since the load factor is 0.75 and the initial array size is 13 with 8 objects being added, there is no resizing done. <text:s/>Here’s what the array would look like using Quadratic Probing:</text:span></text:p>
      <text:p text:style-name="P4">0: </text:p>
      <text:p text:style-name="P4">1: <text:span text:style-name="T5">Giants</text:span></text:p>
      <text:p text:style-name="P4">2: Chargers</text:p>
      <text:p text:style-name="P4">3: </text:p>
      <text:p text:style-name="P4">4: Saints</text:p>
      <text:p text:style-name="P4">5: Texans</text:p>
      <text:p text:style-name="P4">6: <text:span text:style-name="T5">49ers</text:span></text:p>
      <text:p text:style-name="P4">7: Steelers</text:p>
      <text:p text:style-name="P4">8: </text:p>
      <text:p text:style-name="P4">9: </text:p>
      <text:p text:style-name="P4">10: Patriots</text:p>
      <text:p text:style-name="P4">11: <text:span text:style-name="T5">Packers</text:span></text:p>
      <text:p text:style-name="P4"><text:span text:style-name="T3">12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3:08:29.385000000</meta:creation-date>
    <meta:generator>LibreOffice/5.4.5.1$Windows_X86_64 LibreOffice_project/79c9829dd5d8054ec39a82dc51cd9eff340dbee8</meta:generator>
    <dc:date>2018-04-09T13:35:19.659000000</dc:date>
    <meta:editing-duration>PT16M22S</meta:editing-duration>
    <meta:editing-cycles>5</meta:editing-cycles>
    <meta:document-statistic meta:table-count="0" meta:image-count="0" meta:object-count="0" meta:page-count="1" meta:paragraph-count="32" meta:word-count="181" meta:character-count="987" meta:non-whitespace-character-count="820"/>
  </office:meta>
</office:document-meta>
</file>